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list>
                      <text:list-item>
                        <text:p text:style-name="P5">Items are iterated over themsel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though the concepts are simple, the code is hard to read and understand.</text:p>
              </text:list-item>
              <text:list-item>
                <text:p>Position is represented as pos[0], pos[1], which doesn’t reflect the idea of position.</text:p>
                <text:list>
                  <text:list-item>
                    <text:p>First and second index could mean anything and it’s easy to incorrectly flip them.</text:p>
                  </text:list-item>
                </text:list>
              </text:list-item>
              <text:list-item>
                <text:p>Even with loops, there is still repeated code.</text:p>
                <text:list>
                  <text:list-item>
                    <text:p>Not only code that does two different things are mixed toge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ould represent the concepts of operations in code by loops and addition.</text:p>
                <text:list>
                  <text:list-item>
                    <text:p>What if we wanted to represent the concept of data?</text:p>
                  </text:list-item>
                  <text:list-item>
                    <text:p>Could we “bundle” data more than just li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 Programming addresses these issues.</text:p>
              </text:list-item>
              <text:list-item>
                <text:p>Central to OOP is the “Object.”</text:p>
              </text:list-item>
              <text:list-item>
                <text:p>“Object” is an extremely vague word.</text:p>
                <text:list>
                  <text:list-item>
                    <text:p>We’ll try to define it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ints have two qualities:</text:p>
                <text:list>
                  <text:list-item>
                    <text:p>Position</text:p>
                  </text:list-item>
                  <text:list-item>
                    <text:p>Velocity</text:p>
                  </text:list-item>
                </text:list>
              </text:list-item>
              <text:list-item>
                <text:p>Every point has position and velocity.</text:p>
                <text:list>
                  <text:list-item>
                    <text:p>But different points can have different positions and velocity.</text:p>
                  </text:list-item>
                </text:list>
              </text:list-item>
              <text:list-item>
                <text:p>(1,1) =! (0,0)</text:p>
                <text:list>
                  <text:list-item>
                    <text:p>But we can say both have x and 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erms of OOP, we call point a <text:span text:style-name="T9">class</text:span>.</text:p>
                <text:list>
                  <text:list-item>
                    <text:p>It defines variables held called <text:span text:style-name="T9">fields.</text:span></text:p>
                  </text:list-item>
                </text:list>
              </text:list-item>
              <text:list-item>
                <text:p>And different points in the program are called <text:span text:style-name="T9">instances</text:span>.</text:p>
                <text:list>
                  <text:list-item>
                    <text:p>They all have positions and velocity but they can b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2:15:00.136247790</dc:date>
    <meta:editing-duration>PT1H41M27S</meta:editing-duration>
    <meta:editing-cycles>45</meta:editing-cycles>
    <meta:generator>LibreOffice/5.2.2.2.0$Linux_X86_64 LibreOffice_project/20m0$Build-2</meta:generator>
    <meta:document-statistic meta:object-count="135"/>
  </office:meta>
</office:document-meta>
</file>

<file path=Object 2/content.xml><?xml version="1.0" encoding="utf-8"?>
<math xmlns="http://www.w3.org/1998/Math/MathML" display="block"/>
</file>